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等宽微米黑" svg:font-family="文泉驿等宽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background-color="#ffffff"/>
    </style:style>
    <style:style style:name="P2" style:family="paragraph" style:parent-style-name="Standard">
      <style:text-properties style:font-name="文泉驿等宽微米黑" fo:font-size="10pt" style:font-name-asian="文泉驿等宽微米黑" style:font-size-asian="10pt" style:font-size-complex="10pt"/>
    </style:style>
    <style:style style:name="T1" style:family="text">
      <style:text-properties fo:color="#dd48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"/>对于用户u1，读取该用户的物品集合<text:span text:style-name="T1">item_set</text:span>[u1][]。假设他有两个相似用户{u2, u3}，也读取他们的物品集合item_set[u2][]和item_set[u3][]。</text:p>
      <text:p text:style-name="P2"><text:s text:c="3"/>设用户u1的相似用户们对他的物品推荐权重是<text:span text:style-name="T1">item_count</text:span>[]。</text:p>
      <text:p text:style-name="P2"/>
      <text:p text:style-name="P2"><text:s text:c="3"/>权重item_count[]计算方法：</text:p>
      <text:p text:style-name="P2"><text:s text:c="3"/>item_set<text:span text:style-name="T1">[u2]</text:span>[]和item_set<text:span text:style-name="T1">[u3]</text:span>[]中的每个元素是一个索引，使item_count[]的相应位置<text:span text:style-name="T1">增1</text:span>。</text:p>
      <text:p text:style-name="P2"><text:s text:c="3"/>item_set<text:span text:style-name="T1">[u1]</text:span>[]中的每个元素当成一个索引，使item_count[]的相应位置<text:span text:style-name="T1">变成0</text:span>。</text:p>
      <text:p text:style-name="P2"/>
      <text:p text:style-name="P2"><text:s text:c="3"/>对item_count[]使用TopN算法获得最终推荐的50个物品。</text:p>
      <text:p text:style-name="P2"><text:s text:c="3"/><text:span text:style-name="T1">TopN算法</text:span>借助小根堆实现。建立小根堆时，当堆未满fill&lt;topn，采用插入排序思想得到TopN。堆满后改成小根堆，当一个新数值var比堆顶ret[0]小，则这个堆顶被删除新值插入，同时进行siftDown调整以保持小根堆特性。最后在堆满情况下要对堆进行排序。</text:p>
      <text:p text:style-name="P2"><text:s text:c="3"/>堆是一种特殊的完全二叉树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文泉驿等宽微米黑" svg:font-family="文泉驿等宽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background-color="#ffffff">
        <style:background-image/>
      </style:paragraph-properties>
      <style:text-properties fo:background-color="#ffffff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49:50</meta:creation-date>
    <dc:date>2014-11-15T16:14:06</dc:date>
    <meta:editing-duration>PT17M22S</meta:editing-duration>
    <meta:editing-cycles>24</meta:editing-cycles>
    <meta:generator>LibreOffice/3.5$Linux_X86_64 LibreOffice_project/350m1$Build-2</meta:generator>
    <meta:document-statistic meta:table-count="0" meta:image-count="0" meta:object-count="0" meta:page-count="1" meta:paragraph-count="9" meta:word-count="22" meta:character-count="458" meta:non-whitespace-character-count="443"/>
  </office:meta>
</office:document-meta>
</file>